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plica 1</text:p>
          </table:table-cell>
          <table:table-cell office:value-type="string" calcext:value-type="string">
            <text:p>$\epsilon C$</text:p>
          </table:table-cell>
          <table:table-cell office:value-type="string" calcext:value-type="string">
            <text:p>$\epsilon I$</text:p>
          </table:table-cell>
          <table:table-cell office:value-type="string" calcext:value-type="string">
            <text:p>$\epsilon PAM$</text:p>
          </table:table-cell>
        </table:table-row>
        <table:table-row table:style-name="ro1">
          <table:table-cell office:value-type="string" calcext:value-type="string">
            <text:p>Fit #1</text:p>
          </table:table-cell>
          <table:table-cell office:value-type="float" office:value="0.455912202566322" calcext:value-type="float">
            <text:p>0.4559122026</text:p>
          </table:table-cell>
          <table:table-cell office:value-type="float" office:value="2.82064139350012" calcext:value-type="float">
            <text:p>2.8206413935</text:p>
          </table:table-cell>
          <table:table-cell office:value-type="float" office:value="4.81425050861255" calcext:value-type="float">
            <text:p>4.8142505086</text:p>
          </table:table-cell>
        </table:table-row>
        <table:table-row table:style-name="ro1">
          <table:table-cell office:value-type="string" calcext:value-type="string">
            <text:p>Fit #2</text:p>
          </table:table-cell>
          <table:table-cell office:value-type="float" office:value="0.455959587874308" calcext:value-type="float">
            <text:p>0.4559595879</text:p>
          </table:table-cell>
          <table:table-cell office:value-type="float" office:value="2.82105998597665" calcext:value-type="float">
            <text:p>2.821059986</text:p>
          </table:table-cell>
          <table:table-cell office:value-type="float" office:value="4.81456613022645" calcext:value-type="float">
            <text:p>4.8145661302</text:p>
          </table:table-cell>
        </table:table-row>
        <table:table-row table:style-name="ro1">
          <table:table-cell office:value-type="string" calcext:value-type="string">
            <text:p>Fit #3</text:p>
          </table:table-cell>
          <table:table-cell office:value-type="float" office:value="0.45709820421182" calcext:value-type="float">
            <text:p>0.4570982042</text:p>
          </table:table-cell>
          <table:table-cell office:value-type="float" office:value="2.82042323643452" calcext:value-type="float">
            <text:p>2.8204232364</text:p>
          </table:table-cell>
          <table:table-cell office:value-type="float" office:value="4.82565197712228" calcext:value-type="float">
            <text:p>4.8256519771</text:p>
          </table:table-cell>
        </table:table-row>
        <table:table-row table:style-name="ro1">
          <table:table-cell office:value-type="string" calcext:value-type="string">
            <text:p>Fit #4</text:p>
          </table:table-cell>
          <table:table-cell table:formula="of:=EXP(['Log Values'.A1])" office:value-type="float" office:value="4.98760662283747" calcext:value-type="float">
            <text:p>4.9876066228</text:p>
          </table:table-cell>
          <table:table-cell table:formula="of:=EXP(['Log Values'.B1])" office:value-type="float" office:value="0.00311124998221134" calcext:value-type="float">
            <text:p>0.00311125</text:p>
          </table:table-cell>
          <table:table-cell table:formula="of:=EXP(['Log Values'.C1])" office:value-type="float" office:value="89.4110869865778" calcext:value-type="float">
            <text:p>89.4110869866</text:p>
          </table:table-cell>
        </table:table-row>
        <table:table-row table:style-name="ro1">
          <table:table-cell office:value-type="string" calcext:value-type="string">
            <text:p>Fit #5</text:p>
          </table:table-cell>
          <table:table-cell table:formula="of:=EXP(['Log Values'.A2])" office:value-type="float" office:value="0.454016794197733" calcext:value-type="float">
            <text:p>0.4540167942</text:p>
          </table:table-cell>
          <table:table-cell table:formula="of:=EXP(['Log Values'.B2])" office:value-type="float" office:value="2.80249832981089" calcext:value-type="float">
            <text:p>2.8024983298</text:p>
          </table:table-cell>
          <table:table-cell table:formula="of:=EXP(['Log Values'.C2])" office:value-type="float" office:value="4.81420455428251" calcext:value-type="float">
            <text:p>4.8142045543</text:p>
          </table:table-cell>
        </table:table-row>
        <table:table-row table:style-name="ro1">
          <table:table-cell office:value-type="string" calcext:value-type="string">
            <text:p>Fit #6</text:p>
          </table:table-cell>
          <table:table-cell table:formula="of:=EXP(['Log Values'.A3])" office:value-type="float" office:value="0.455970935243606" calcext:value-type="float">
            <text:p>0.4559709352</text:p>
          </table:table-cell>
          <table:table-cell table:formula="of:=EXP(['Log Values'.B3])" office:value-type="float" office:value="2.8209879768676" calcext:value-type="float">
            <text:p>2.8209879769</text:p>
          </table:table-cell>
          <table:table-cell table:formula="of:=EXP(['Log Values'.C3])" office:value-type="float" office:value="4.81464651854645" calcext:value-type="float">
            <text:p>4.8146465185</text:p>
          </table:table-cell>
        </table:table-row>
        <table:table-row table:style-name="ro1">
          <table:table-cell office:value-type="string" calcext:value-type="string">
            <text:p>Fit #7</text:p>
          </table:table-cell>
          <table:table-cell table:formula="of:=EXP(['Log Values'.A4])" office:value-type="float" office:value="0.456822863704673" calcext:value-type="float">
            <text:p>0.4568228637</text:p>
          </table:table-cell>
          <table:table-cell table:formula="of:=EXP(['Log Values'.B4])" office:value-type="float" office:value="2.77192166070673" calcext:value-type="float">
            <text:p>2.7719216607</text:p>
          </table:table-cell>
          <table:table-cell table:formula="of:=EXP(['Log Values'.C4])" office:value-type="float" office:value="4.87147609130538" calcext:value-type="float">
            <text:p>4.87147609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Table.B2:.B4];[Table.B6:.B8])" office:value-type="float" office:value="0.455963431299743" calcext:value-type="float">
            <text:p>0.4559634313</text:p>
          </table:table-cell>
          <table:table-cell table:formula="of:=AVERAGE([Table.C2:.C4];[Table.C6:.C8])" office:value-type="float" office:value="2.80958876388275" calcext:value-type="float">
            <text:p>2.8095887639</text:p>
          </table:table-cell>
          <table:table-cell table:formula="of:=AVERAGE([Table.D2:.D4];[Table.D6:.D8])" office:value-type="float" office:value="4.8257992966826" calcext:value-type="float">
            <text:p>4.8257992967</text:p>
          </table:table-cell>
        </table:table-row>
      </table:table>
      <table:table table:name="Log Values" table:style-name="ta1">
        <table:table-column table:style-name="co1" table:number-columns-repeated="3" table:default-cell-style-name="Default"/>
        <table:table-row table:style-name="ro1">
          <table:table-cell office:value-type="float" office:value="1.60695616" calcext:value-type="float">
            <text:p>1.60695616</text:p>
          </table:table-cell>
          <table:table-cell office:value-type="float" office:value="-5.77273071" calcext:value-type="float">
            <text:p>-5.77273071</text:p>
          </table:table-cell>
          <table:table-cell office:value-type="float" office:value="4.49324469" calcext:value-type="float">
            <text:p>4.49324469</text:p>
          </table:table-cell>
        </table:table-row>
        <table:table-row table:style-name="ro1">
          <table:table-cell office:value-type="float" office:value="-0.78962109" calcext:value-type="float">
            <text:p>-0.78962109</text:p>
          </table:table-cell>
          <table:table-cell office:value-type="float" office:value="1.03051128" calcext:value-type="float">
            <text:p>1.03051128</text:p>
          </table:table-cell>
          <table:table-cell office:value-type="float" office:value="1.57157083" calcext:value-type="float">
            <text:p>1.57157083</text:p>
          </table:table-cell>
        </table:table-row>
        <table:table-row table:style-name="ro1">
          <table:table-cell office:value-type="float" office:value="-0.78532621" calcext:value-type="float">
            <text:p>-0.78532621</text:p>
          </table:table-cell>
          <table:table-cell office:value-type="float" office:value="1.03708717" calcext:value-type="float">
            <text:p>1.03708717</text:p>
          </table:table-cell>
          <table:table-cell office:value-type="float" office:value="1.57166263" calcext:value-type="float">
            <text:p>1.57166263</text:p>
          </table:table-cell>
        </table:table-row>
        <table:table-row table:style-name="ro1">
          <table:table-cell office:value-type="float" office:value="-0.78345957" calcext:value-type="float">
            <text:p>-0.78345957</text:p>
          </table:table-cell>
          <table:table-cell office:value-type="float" office:value="1.01954082" calcext:value-type="float">
            <text:p>1.01954082</text:p>
          </table:table-cell>
          <table:table-cell office:value-type="float" office:value="1.58339699" calcext:value-type="float">
            <text:p>1.58339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41:54.472232674</meta:creation-date>
    <dc:date>2018-03-26T17:57:30.511061701</dc:date>
    <meta:editing-duration>PT2M54S</meta:editing-duration>
    <meta:editing-cycles>2</meta:editing-cycles>
    <meta:generator>LibreOffice/5.1.6.2$Linux_X86_64 LibreOffice_project/10m0$Build-2</meta:generator>
    <meta:document-statistic meta:table-count="2" meta:cell-count="48" meta:object-count="0"/>
  </office:meta>
</office:document-meta>
</file>